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loext:contextual-spacing="false" fo:text-align="justify" style:justify-single-word="false" style:text-autospace="none"/>
      <style:text-properties fo:color="#0000ff" style:font-name="Liberation Serif" fo:font-size="12pt" fo:language="fr" fo:country="FR" officeooo:rsid="0004294e" officeooo:paragraph-rsid="001806cd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top="0cm" fo:margin-bottom="0.199cm" loext:contextual-spacing="false" fo:text-align="justify" style:justify-single-word="false" style:text-autospace="none"/>
      <style:text-properties fo:color="#0000ff" style:font-name="Liberation Serif" fo:font-size="12pt" fo:language="fr" fo:country="FR" officeooo:rsid="000fa7d3" officeooo:paragraph-rsid="001806cd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top="0cm" fo:margin-bottom="0.199cm" loext:contextual-spacing="false" fo:text-align="justify" style:justify-single-word="false" style:text-autospace="none"/>
      <style:text-properties fo:color="#0000ff" style:font-name="Liberation Serif" fo:font-size="12pt" fo:letter-spacing="0.026cm" fo:language="fr" fo:country="FR" fo:font-style="italic" officeooo:rsid="0142f440" officeooo:paragraph-rsid="001806cd" fo:background-color="transparent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4" style:family="paragraph" style:parent-style-name="Standard">
      <style:paragraph-properties fo:margin-top="0cm" fo:margin-bottom="0.199cm" loext:contextual-spacing="false" fo:text-align="justify" style:justify-single-word="false" style:text-autospace="none"/>
      <style:text-properties style:use-window-font-color="true" style:font-name="Liberation Serif" fo:font-size="18pt" fo:language="fr" fo:country="FR" officeooo:rsid="0019223a" officeooo:paragraph-rsid="0019223a" fo:background-color="transparent" style:font-name-asian="Times New Roman" style:font-size-asian="18pt" style:font-name-complex="Times New Roman" style:font-size-complex="18pt" style:language-complex="ar" style:country-complex="SA"/>
    </style:style>
    <style:style style:name="P5" style:family="paragraph" style:parent-style-name="Standard">
      <style:paragraph-properties fo:margin-top="0cm" fo:margin-bottom="0.199cm" loext:contextual-spacing="false" fo:text-align="justify" style:justify-single-word="false" style:text-autospace="none"/>
      <style:text-properties style:use-window-font-color="true" style:font-name="Liberation Serif" fo:font-size="18pt" fo:language="fr" fo:country="FR" fo:font-weight="bold" officeooo:rsid="0019223a" officeooo:paragraph-rsid="0019223a" fo:background-color="transparent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.199cm" loext:contextual-spacing="false" fo:text-align="justify" style:justify-single-word="false" style:text-autospace="none"/>
      <style:text-properties style:use-window-font-color="true" style:font-name="Liberation Serif" fo:font-size="18pt" fo:letter-spacing="0.026cm" fo:language="fr" fo:country="FR" fo:font-style="italic" fo:font-weight="bold" officeooo:rsid="0019223a" officeooo:paragraph-rsid="0019223a" fo:background-color="transparent" style:font-name-asian="Times New Roman" style:font-size-asian="18pt" style:font-style-asian="italic" style:font-weight-asian="bold" style:font-name-complex="Times New Roman" style:font-size-complex="18pt" style:language-complex="ar" style:country-complex="SA" style:font-style-complex="italic" style:font-weight-complex="bold"/>
    </style:style>
    <style:style style:name="P7" style:family="paragraph" style:parent-style-name="Standard">
      <style:paragraph-properties fo:margin-top="0cm" fo:margin-bottom="0.199cm" loext:contextual-spacing="false" fo:text-align="justify" style:justify-single-word="false" style:text-autospace="none"/>
      <style:text-properties style:use-window-font-color="true" style:font-name="Liberation Sans1" fo:font-size="40pt" fo:language="fr" fo:country="FR" officeooo:rsid="0004294e" officeooo:paragraph-rsid="001806cd" fo:background-color="transparent" style:font-name-asian="Times New Roman" style:font-size-asian="22pt" style:font-name-complex="Times New Roman" style:font-size-complex="22pt" style:language-complex="ar" style:country-complex="SA" loext:shadow="none"/>
    </style:style>
    <style:style style:name="P8" style:family="paragraph" style:parent-style-name="Standard">
      <style:paragraph-properties fo:margin-top="0cm" fo:margin-bottom="0.212cm" loext:contextual-spacing="false" fo:text-align="center" style:justify-single-word="false" fo:padding="0cm" fo:border="none" style:shadow="none" style:text-autospace="none" style:writing-mode="page"/>
      <style:text-properties fo:color="#000000" style:font-name="Liberation Serif" fo:font-size="20pt" fo:font-weight="bold" officeooo:paragraph-rsid="0019223a" style:font-name-asian="Wingdings" style:font-size-asian="20pt" style:font-weight-asian="bold" style:font-name-complex="Tahoma" style:font-size-complex="20pt" style:font-weight-complex="bold" loext:shadow="none"/>
    </style:style>
    <style:style style:name="P9" style:family="paragraph" style:parent-style-name="Standard">
      <style:paragraph-properties fo:margin-top="0cm" fo:margin-bottom="0.212cm" loext:contextual-spacing="false" fo:text-align="center" style:justify-single-word="false" fo:padding="0cm" fo:border="none" style:shadow="none" style:text-autospace="none" style:writing-mode="page"/>
      <style:text-properties fo:color="#000000" style:font-name="Liberation Serif" fo:font-size="20pt" fo:language="fr" fo:country="FR" fo:font-weight="bold" officeooo:rsid="0004294e" officeooo:paragraph-rsid="0019223a" fo:background-color="transparent" style:font-name-asian="Wingdings" style:font-size-asian="20pt" style:font-weight-asian="bold" style:font-name-complex="Tahoma" style:font-size-complex="20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.212cm" loext:contextual-spacing="false" fo:text-align="center" style:justify-single-word="false" fo:padding="0cm" fo:border="none" style:shadow="none" style:text-autospace="none" style:writing-mode="page"/>
      <style:text-properties fo:color="#000000" style:font-name="Liberation Serif" fo:font-size="20pt" fo:language="fr" fo:country="FR" fo:font-weight="bold" officeooo:rsid="0004294e" officeooo:paragraph-rsid="0019223a" fo:background-color="transparent" style:font-name-asian="Wingdings" style:font-size-asian="20pt" style:font-weight-asian="bold" style:font-name-complex="Tahoma" style:font-size-complex="20pt" style:language-complex="ar" style:country-complex="SA" style:font-weight-complex="bold" loext:shadow="none"/>
    </style:style>
    <style:style style:name="P11" style:family="paragraph" style:parent-style-name="Standard">
      <style:paragraph-properties fo:margin-top="0cm" fo:margin-bottom="0.212cm" loext:contextual-spacing="false" fo:text-align="center" style:justify-single-word="false" fo:padding="0cm" fo:border="none" style:shadow="none" style:text-autospace="none" style:writing-mode="page"/>
      <style:text-properties fo:color="#000000" style:font-name="Liberation Serif" fo:font-size="20pt" fo:letter-spacing="0.026cm" fo:language="fr" fo:country="FR" fo:font-style="italic" fo:font-weight="bold" officeooo:rsid="0004294e" officeooo:paragraph-rsid="0019223a" fo:background-color="transparent" style:font-name-asian="Wingdings" style:font-size-asian="20pt" style:font-style-asian="italic" style:font-weight-asian="bold" style:font-name-complex="Tahoma" style:font-size-complex="20pt" style:language-complex="ar" style:country-complex="SA" style:font-style-complex="italic" style:font-weight-complex="bold"/>
    </style:style>
    <style:style style:name="P12" style:family="paragraph" style:parent-style-name="Subtitle">
      <style:paragraph-properties fo:margin-top="0cm" fo:margin-bottom="0.199cm" loext:contextual-spacing="false" fo:text-align="justify" style:justify-single-word="false" style:text-autospace="none"/>
      <style:text-properties style:use-window-font-color="true" style:font-name="Liberation Sans1" fo:font-size="40pt" fo:language="fr" fo:country="FR" officeooo:rsid="0004294e" officeooo:paragraph-rsid="001806cd" fo:background-color="transparent" style:font-name-asian="Times New Roman" style:font-size-asian="22pt" style:font-name-complex="Times New Roman" style:font-size-complex="22pt" style:language-complex="ar" style:country-complex="SA" loext:shadow="none"/>
    </style:style>
    <style:style style:name="P13" style:family="paragraph" style:parent-style-name="Subtitle">
      <style:paragraph-properties fo:margin-top="0cm" fo:margin-bottom="0.199cm" loext:contextual-spacing="false" fo:text-align="justify" style:justify-single-word="false" style:text-autospace="none"/>
      <style:text-properties style:use-window-font-color="true" style:font-name="Liberation Sans1" fo:font-size="40pt" fo:letter-spacing="0.026cm" fo:language="fr" fo:country="FR" fo:font-style="italic" officeooo:rsid="0004294e" officeooo:paragraph-rsid="001806cd" fo:background-color="transparent" style:font-name-asian="Times New Roman" style:font-size-asian="22pt" style:font-style-asian="italic" style:font-name-complex="Times New Roman" style:font-size-complex="22pt" style:language-complex="ar" style:country-complex="SA" style:font-style-complex="italic" loext:shadow="none"/>
    </style:style>
    <style:style style:name="P14" style:family="paragraph" style:parent-style-name="Standard">
      <style:paragraph-properties fo:margin-top="0cm" fo:margin-bottom="0.199cm" loext:contextual-spacing="false" fo:text-align="justify" style:justify-single-word="false" style:text-autospace="none"/>
      <style:text-properties style:use-window-font-color="true" style:font-name="Liberation Sans1" fo:font-size="40pt" fo:language="fr" fo:country="FR" officeooo:rsid="0004294e" officeooo:paragraph-rsid="001806cd" fo:background-color="transparent" style:font-name-asian="Times New Roman" style:font-size-asian="22pt" style:font-name-complex="Times New Roman" style:font-size-complex="22pt" style:language-complex="ar" style:country-complex="SA" loext:shadow="none"/>
    </style:style>
    <style:style style:name="P15" style:family="paragraph" style:parent-style-name="Standard">
      <style:paragraph-properties fo:margin-top="0cm" fo:margin-bottom="0.199cm" loext:contextual-spacing="false" fo:text-align="justify" style:justify-single-word="false" style:text-autospace="none"/>
      <style:text-properties style:use-window-font-color="true" style:font-name="Liberation Sans1" fo:font-size="40pt" fo:letter-spacing="0.026cm" fo:language="fr" fo:country="FR" fo:font-style="italic" officeooo:rsid="0004294e" officeooo:paragraph-rsid="001806cd" fo:background-color="transparent" style:font-name-asian="Times New Roman" style:font-size-asian="22pt" style:font-style-asian="italic" style:font-name-complex="Times New Roman" style:font-size-complex="22pt" style:language-complex="ar" style:country-complex="SA" style:font-style-complex="italic" loext:shadow="none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 style:text-autospace="none"/>
      <style:text-properties style:use-window-font-color="true" style:font-name="Liberation Serif" fo:font-size="12pt" fo:language="fr" fo:country="FR" officeooo:rsid="0004294e" officeooo:paragraph-rsid="001d8661" fo:background-color="transparent" style:font-name-asian="Times New Roman" style:font-size-asian="12pt" style:font-name-complex="Times New Roman" style:font-size-complex="12pt" style:language-complex="ar" style:country-complex="SA" loext:shadow="none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 style:text-autospace="none"/>
      <style:text-properties style:use-window-font-color="true" style:font-name="Liberation Sans" fo:font-size="22pt" fo:language="fr" fo:country="FR" officeooo:rsid="0004294e" officeooo:paragraph-rsid="001d8661" fo:background-color="transparent" style:font-name-asian="Times New Roman" style:font-size-asian="22pt" style:font-name-complex="Times New Roman" style:font-size-complex="22pt" style:language-complex="ar" style:country-complex="SA" loext:shadow="none"/>
    </style:style>
    <style:style style:name="T1" style:family="text">
      <style:text-properties officeooo:rsid="0019223a"/>
    </style:style>
    <style:style style:name="T2" style:family="text">
      <style:text-properties fo:language="fr" fo:country="FR" officeooo:rsid="0004294e" fo:background-color="transparent" loext:char-shading-value="0" style:language-complex="ar" style:country-complex="SA"/>
    </style:style>
    <style:style style:name="T3" style:family="text">
      <style:text-properties fo:font-weight="normal" officeooo:rsid="00085b48" style:font-weight-asian="normal" style:font-weight-complex="normal"/>
    </style:style>
    <style:style style:name="T4" style:family="text">
      <style:text-properties fo:font-weight="normal" officeooo:rsid="00cc25c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Concevoir des schémas <text:span text:style-name="T2">d’optimisation des activités logistiques</text:span></text:p>
      <text:p text:style-name="P10"/>
      <text:p text:style-name="P4">Schémas d’optimisation</text:p>
      <text:p text:style-name="P4"/>
      <text:p text:style-name="P7">CT1 Déterminer les capacités logistiques à partir du volume des activités logistiques</text:p>
      <text:p text:style-name="P7"/>
      <text:p text:style-name="P7">CT2 Élaborer et mettre en œuvre des plans d’actions d’amélioration continue des flux logistiques</text:p>
      <text:p text:style-name="P16"><text:span text:style-name="T3">fiabiliser les expéditions</text:span></text:p>
      <text:p text:style-name="P17"><text:span text:style-name="T4">consommatrice de temps</text:span></text:p>
      <text:p text:style-name="P1"/>
      <text:p text:style-name="P1"/>
      <text:p text:style-name="P9"><text:soft-page-break/>Définir des organisations de travail adaptées aux activités logistiques e<text:span text:style-name="T1">n</text:span> intégrant la démarche de prévention des risques professionnels</text:p>
      <text:p text:style-name="P9"/>
      <text:p text:style-name="P5">Organisation de l’activité</text:p>
      <text:p text:style-name="P5"/>
      <text:p text:style-name="P7">CT3 Organiser l’activité des unités logistiques dans le respect de la réglementation sociale et des procédures internes</text:p>
      <text:p text:style-name="P7"/>
      <text:p text:style-name="P7">CT4 Intégrer la démarche de prévention des risques professionnels dans la gestion des activités logistiques</text:p>
      <text:p text:style-name="P7"/>
      <text:p text:style-name="P7"><text:soft-page-break/>CT5 Manager les équipes logistiques en intégrant les variations des activités logistiques</text:p>
      <text:p text:style-name="P7"/>
      <text:p text:style-name="P2"/>
      <text:p text:style-name="P9">Mesurer les performances </text:p>
      <text:p text:style-name="P9">des activités logistiques</text:p>
      <text:p text:style-name="P9"/>
      <text:p text:style-name="P5">Mesure de la performance</text:p>
      <text:p text:style-name="P5"/>
      <text:p text:style-name="P12">CT6 Concevoir et suivre les indicateurs de pilotage des flux logistiques</text:p>
      <text:p text:style-name="P7"/>
      <text:p text:style-name="P13"><text:soft-page-break/>CT7 Etablir et actualiser le budget d’exploitation des activités logistiques</text:p>
      <text:p text:style-name="P15"/>
      <text:p text:style-name="P3"/>
      <text:p text:style-name="P3"/>
      <text:p text:style-name="P9">Piloter des projets logistiques en </text:p>
      <text:p text:style-name="P11">réponse aux demandes d’évolution des activités logistiques</text:p>
      <text:p text:style-name="P11"/>
      <text:p text:style-name="P6">Piloter les projets</text:p>
      <text:p text:style-name="P6"/>
      <text:p text:style-name="P13">CT8 Réaliser une étude de faisabilité financière, technique et organisationnelle en réponse aux évolutions des activités logistique</text:p>
      <text:p text:style-name="P15"/>
      <text:p text:style-name="P13"><text:soft-page-break/>CT9 Négocier les volets techniques et économiques du contrat lié à la réalisation du projet logistique</text:p>
      <text:p text:style-name="P15"/>
      <text:p text:style-name="P13">CT10 Définir et mettre en œuvre les étapes du projet logistique en gérant la dimension humaine, organisationnelle et économique</text:p>
      <text:p text:style-name="P1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09:48:21.416000000</meta:creation-date>
    <dc:date>2017-06-10T10:31:17.485000000</dc:date>
    <meta:editing-duration>PT5H56M33S</meta:editing-duration>
    <meta:editing-cycles>3</meta:editing-cycles>
    <meta:generator>LibreOffice/5.2.5.1$Windows_x86 LibreOffice_project/0312e1a284a7d50ca85a365c316c7abbf20a4d22</meta:generator>
    <meta:document-statistic meta:table-count="0" meta:image-count="0" meta:object-count="0" meta:page-count="5" meta:paragraph-count="22" meta:word-count="204" meta:character-count="1485" meta:non-whitespace-character-count="1301"/>
  </office:meta>
</office:document-meta>
</file>